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7.75cm" fo:min-width="0cm"/>
      <style:paragraph-properties style:writing-mode="lr-tb"/>
    </style:style>
    <style:style style:name="gr2" style:family="graphic" style:parent-style-name="objectwithoutfill">
      <style:graphic-properties draw:stroke="solid" svg:stroke-width="0.053cm" svg:stroke-color="#000000" draw:marker-start="Arrowheads_20_1" draw:marker-start-width="0.279cm" draw:marker-end="Arrowheads_20_1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.56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9cm" fo:min-width="0cm"/>
      <style:paragraph-properties style:writing-mode="lr-tb"/>
    </style:style>
    <style:style style:name="gr7" style:family="graphic" style:parent-style-name="objectwithoutfill">
      <style:graphic-properties draw:stroke="solid" svg:stroke-width="0.053cm" svg:stroke-color="#ff0000" draw:marker-start="Arrowheads_20_1" draw:marker-start-width="0.279cm" draw:marker-end="Arrowheads_20_1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solid" svg:stroke-width="0.053cm" svg:stroke-color="#00a933" draw:marker-start="Arrowheads_20_1" draw:marker-start-width="0.279cm" draw:marker-end="Arrowheads_20_1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solid" svg:stroke-width="0.053cm" svg:stroke-color="#3465a4" draw:marker-start="Arrowheads_20_1" draw:marker-start-width="0.279cm" draw:marker-end="Arrowheads_20_1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5.249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6cm" fo:min-width="0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000000"/>
      <style:paragraph-properties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font-size="9.89999961853027pt" style:font-size-asian="10pt" style:font-size-complex="10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4cm" svg:height="8cm" svg:x="7.4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4cm" svg:height="8cm" svg:x="6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4cm" svg:height="8cm" svg:x="4.6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4cm" svg:height="8cm" svg:x="3.2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4cm" svg:height="8cm" svg:x="1.8cm" svg:y="1.99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2" draw:text-style-name="P2" draw:layer="layout" svg:x1="2.2cm" svg:y1="3.499cm" svg:x2="3.149cm" svg:y2="5.5cm">
          <text:p/>
        </draw:line>
        <draw:line draw:style-name="gr2" draw:text-style-name="P2" draw:layer="layout" svg:x1="2.2cm" svg:y1="3.499cm" svg:x2="4.55cm" svg:y2="3.999cm">
          <text:p/>
        </draw:line>
        <draw:line draw:style-name="gr2" draw:text-style-name="P2" draw:layer="layout" svg:x1="5.948cm" svg:y1="3.998cm" svg:x2="5cm" svg:y2="3.998cm">
          <text:p/>
        </draw:line>
        <draw:line draw:style-name="gr2" draw:text-style-name="P2" draw:layer="layout" svg:x1="7.348cm" svg:y1="6.999cm" svg:x2="3.638cm" svg:y2="5.499cm">
          <text:p/>
        </draw:line>
        <draw:frame draw:style-name="gr3" draw:text-style-name="P3" draw:layer="layout" svg:width="0.498cm" svg:height="0.645cm" draw:transform="rotate (-1.5707963267949) translate (2.3cm 3.191cm)">
          <draw:text-box>
            <text:p><text:span text:style-name="T1">A</text:span></text:p>
          </draw:text-box>
        </draw:frame>
        <draw:line draw:style-name="gr2" draw:text-style-name="P2" draw:layer="layout" svg:x1="2.2cm" svg:y1="5.496cm" svg:x2="3.155cm" svg:y2="3.326cm">
          <text:p/>
        </draw:line>
        <draw:frame draw:style-name="gr3" draw:text-style-name="P3" draw:layer="layout" svg:width="0.498cm" svg:height="0.645cm" draw:transform="rotate (-1.5707963267949) translate (2.306cm 5.191cm)">
          <draw:text-box>
            <text:p><text:span text:style-name="T1">T</text:span></text:p>
          </draw:text-box>
        </draw:frame>
        <draw:line draw:style-name="gr2" draw:text-style-name="P2" draw:layer="layout" svg:x1="2.2cm" svg:y1="9cm" svg:x2="3.157cm" svg:y2="7.664cm">
          <text:p/>
        </draw:line>
        <draw:line draw:style-name="gr2" draw:text-style-name="P2" draw:layer="layout" svg:x1="2.2cm" svg:y1="9cm" svg:x2="4.556cm" svg:y2="7.162cm">
          <text:p/>
        </draw:line>
        <draw:line draw:style-name="gr2" draw:text-style-name="P2" draw:layer="layout" svg:x1="5.955cm" svg:y1="7.998cm" svg:x2="5cm" svg:y2="6.999cm">
          <text:p/>
        </draw:line>
        <draw:line draw:style-name="gr2" draw:text-style-name="P2" draw:layer="layout" svg:x1="5.955cm" svg:y1="7.998cm" svg:x2="5cm" svg:y2="9cm">
          <text:p/>
        </draw:line>
        <draw:line draw:style-name="gr2" draw:text-style-name="P2" draw:layer="layout" svg:x1="5.955cm" svg:y1="7.998cm" svg:x2="3.6cm" svg:y2="7.497cm">
          <text:p/>
        </draw:line>
        <draw:frame draw:style-name="gr4" draw:text-style-name="P4" draw:layer="layout" svg:width="1cm" svg:height="1.203cm" svg:x="1.5cm" svg:y="1.498cm">
          <draw:text-box>
            <text:p/>
          </draw:text-box>
        </draw:frame>
        <draw:frame draw:style-name="gr5" draw:text-style-name="P5" draw:layer="layout" svg:width="1.069cm" svg:height="1.427cm" svg:x="1.431cm" svg:y="1.273cm">
          <draw:text-box>
            <text:p><text:span text:style-name="T2">G1</text:span></text:p>
          </draw:text-box>
        </draw:frame>
        <draw:frame draw:style-name="gr5" draw:text-style-name="P5" draw:layer="layout" svg:width="1.069cm" svg:height="1.427cm" svg:x="2.832cm" svg:y="1.273cm">
          <draw:text-box>
            <text:p><text:span text:style-name="T2">G2</text:span></text:p>
          </draw:text-box>
        </draw:frame>
        <draw:frame draw:style-name="gr5" draw:text-style-name="P5" draw:layer="layout" svg:width="1.069cm" svg:height="1.427cm" svg:x="4.233cm" svg:y="1.273cm">
          <draw:text-box>
            <text:p><text:span text:style-name="T2">G3</text:span></text:p>
          </draw:text-box>
        </draw:frame>
        <draw:frame draw:style-name="gr5" draw:text-style-name="P5" draw:layer="layout" svg:width="1.069cm" svg:height="1.427cm" svg:x="5.633cm" svg:y="1.273cm">
          <draw:text-box>
            <text:p><text:span text:style-name="T2">G4</text:span></text:p>
          </draw:text-box>
        </draw:frame>
        <draw:frame draw:style-name="gr5" draw:text-style-name="P5" draw:layer="layout" svg:width="1.069cm" svg:height="1.427cm" svg:x="7.033cm" svg:y="1.273cm">
          <draw:text-box>
            <text:p><text:span text:style-name="T2">G5</text:span></text:p>
          </draw:text-box>
        </draw:frame>
        <draw:frame draw:style-name="gr6" draw:text-style-name="P4" draw:layer="layout" svg:width="0.425cm" svg:height="1.299cm" svg:x="0.5cm" svg:y="0.098cm">
          <draw:text-box>
            <text:p><text:span text:style-name="T3">A</text:span></text:p>
          </draw:text-box>
        </draw:frame>
        <draw:frame draw:style-name="gr6" draw:text-style-name="P4" draw:layer="layout" svg:width="0.425cm" svg:height="1.299cm" svg:x="10.187cm" svg:y="0.098cm">
          <draw:text-box>
            <text:p><text:span text:style-name="T3">B</text:span></text:p>
          </draw:text-box>
        </draw:frame>
        <draw:frame draw:style-name="gr6" draw:text-style-name="P4" draw:layer="layout" svg:width="0.425cm" svg:height="1.299cm" svg:x="19.458cm" svg:y="0.098cm">
          <draw:text-box>
            <text:p><text:span text:style-name="T3">C</text:span></text:p>
          </draw:text-box>
        </draw:frame>
        <draw:frame draw:style-name="gr3" draw:text-style-name="P3" draw:layer="layout" svg:width="0.498cm" svg:height="0.645cm" draw:transform="rotate (-1.5707963267949) translate (2.301cm 8.591cm)">
          <draw:text-box>
            <text:p><text:span text:style-name="T1">A</text:span></text:p>
          </draw:text-box>
        </draw:frame>
        <draw:frame draw:style-name="gr3" draw:text-style-name="P3" draw:layer="layout" svg:width="0.498cm" svg:height="0.645cm" draw:transform="rotate (-1.5707963267949) translate (3.722cm 2.828cm)">
          <draw:text-box>
            <text:p><text:span text:style-name="T1">G</text:span></text:p>
          </draw:text-box>
        </draw:frame>
        <draw:frame draw:style-name="gr3" draw:text-style-name="P3" draw:layer="layout" svg:width="0.498cm" svg:height="0.645cm" draw:transform="rotate (-1.5707963267949) translate (3.723cm 5.128cm)">
          <draw:text-box>
            <text:p><text:span text:style-name="T1">C</text:span></text:p>
          </draw:text-box>
        </draw:frame>
        <draw:frame draw:style-name="gr3" draw:text-style-name="P3" draw:layer="layout" svg:width="0.498cm" svg:height="0.645cm" draw:transform="rotate (-1.5707963267949) translate (3.707cm 7.191cm)">
          <draw:text-box>
            <text:p><text:span text:style-name="T1">T</text:span></text:p>
          </draw:text-box>
        </draw:frame>
        <draw:frame draw:style-name="gr3" draw:text-style-name="P3" draw:layer="layout" svg:width="0.498cm" svg:height="0.645cm" draw:transform="rotate (-1.5707963267949) translate (5.107cm 6.691cm)">
          <draw:text-box>
            <text:p><text:span text:style-name="T1">T</text:span></text:p>
          </draw:text-box>
        </draw:frame>
        <draw:frame draw:style-name="gr3" draw:text-style-name="P3" draw:layer="layout" svg:width="0.498cm" svg:height="0.645cm" draw:transform="rotate (-1.5707963267949) translate (5.107cm 8.649cm)">
          <draw:text-box>
            <text:p><text:span text:style-name="T1">T</text:span></text:p>
          </draw:text-box>
        </draw:frame>
        <draw:frame draw:style-name="gr3" draw:text-style-name="P3" draw:layer="layout" svg:width="0.498cm" svg:height="0.645cm" draw:transform="rotate (-1.5707963267949) translate (5.124cm 3.628cm)">
          <draw:text-box>
            <text:p><text:span text:style-name="T1">C</text:span></text:p>
          </draw:text-box>
        </draw:frame>
        <draw:frame draw:style-name="gr3" draw:text-style-name="P3" draw:layer="layout" svg:width="0.498cm" svg:height="0.645cm" draw:transform="rotate (-1.5707963267949) translate (6.501cm 3.612cm)">
          <draw:text-box>
            <text:p><text:span text:style-name="T1">A</text:span></text:p>
          </draw:text-box>
        </draw:frame>
        <draw:frame draw:style-name="gr3" draw:text-style-name="P3" draw:layer="layout" svg:width="0.498cm" svg:height="0.645cm" draw:transform="rotate (-1.5707963267949) translate (7.922cm 6.633cm)">
          <draw:text-box>
            <text:p><text:span text:style-name="T1">A</text:span></text:p>
          </draw:text-box>
        </draw:frame>
        <draw:frame draw:style-name="gr3" draw:text-style-name="P3" draw:layer="layout" svg:width="0.498cm" svg:height="0.645cm" draw:transform="rotate (-1.5707963267949) translate (6.501cm 7.654cm)">
          <draw:text-box>
            <text:p><text:span text:style-name="T1">A</text:span></text:p>
          </draw:text-box>
        </draw:frame>
        <draw:custom-shape draw:style-name="gr1" draw:text-style-name="P1" draw:layer="layout" svg:width="0.4cm" svg:height="8cm" svg:x="16.901cm" svg:y="2.0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4cm" svg:height="8cm" svg:x="15.501cm" svg:y="2.0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4cm" svg:height="8cm" svg:x="14.101cm" svg:y="2.0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4cm" svg:height="8cm" svg:x="12.701cm" svg:y="2.0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4cm" svg:height="8cm" svg:x="11.301cm" svg:y="1.99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7" draw:text-style-name="P2" draw:layer="layout" svg:x1="11.701cm" svg:y1="3.5cm" svg:x2="12.65cm" svg:y2="5.501cm">
          <text:p/>
        </draw:line>
        <draw:line draw:style-name="gr7" draw:text-style-name="P2" draw:layer="layout" svg:x1="11.701cm" svg:y1="3.5cm" svg:x2="14.051cm" svg:y2="4cm">
          <text:p/>
        </draw:line>
        <draw:line draw:style-name="gr7" draw:text-style-name="P2" draw:layer="layout" svg:x1="15.449cm" svg:y1="3.999cm" svg:x2="14.501cm" svg:y2="3.999cm">
          <text:p/>
        </draw:line>
        <draw:line draw:style-name="gr7" draw:text-style-name="P2" draw:layer="layout" svg:x1="16.849cm" svg:y1="7cm" svg:x2="13.139cm" svg:y2="5.5cm">
          <text:p/>
        </draw:line>
        <draw:frame draw:style-name="gr3" draw:text-style-name="P3" draw:layer="layout" svg:width="0.498cm" svg:height="0.645cm" draw:transform="rotate (-1.5707963267949) translate (11.801cm 3.192cm)">
          <draw:text-box>
            <text:p><text:span text:style-name="T1">A</text:span></text:p>
          </draw:text-box>
        </draw:frame>
        <draw:line draw:style-name="gr8" draw:text-style-name="P2" draw:layer="layout" svg:x1="11.701cm" svg:y1="5.497cm" svg:x2="12.656cm" svg:y2="3.327cm">
          <text:p/>
        </draw:line>
        <draw:frame draw:style-name="gr3" draw:text-style-name="P3" draw:layer="layout" svg:width="0.498cm" svg:height="0.645cm" draw:transform="rotate (-1.5707963267949) translate (11.807cm 5.192cm)">
          <draw:text-box>
            <text:p><text:span text:style-name="T1">T</text:span></text:p>
          </draw:text-box>
        </draw:frame>
        <draw:line draw:style-name="gr9" draw:text-style-name="P2" draw:layer="layout" svg:x1="11.701cm" svg:y1="9.001cm" svg:x2="12.658cm" svg:y2="7.665cm">
          <text:p/>
        </draw:line>
        <draw:line draw:style-name="gr9" draw:text-style-name="P2" draw:layer="layout" svg:x1="11.701cm" svg:y1="9.001cm" svg:x2="14.057cm" svg:y2="7.163cm">
          <text:p/>
        </draw:line>
        <draw:line draw:style-name="gr9" draw:text-style-name="P2" draw:layer="layout" svg:x1="15.456cm" svg:y1="7.999cm" svg:x2="14.501cm" svg:y2="7cm">
          <text:p/>
        </draw:line>
        <draw:line draw:style-name="gr9" draw:text-style-name="P2" draw:layer="layout" svg:x1="15.456cm" svg:y1="7.999cm" svg:x2="14.501cm" svg:y2="9.001cm">
          <text:p/>
        </draw:line>
        <draw:line draw:style-name="gr9" draw:text-style-name="P2" draw:layer="layout" svg:x1="15.456cm" svg:y1="7.999cm" svg:x2="13.101cm" svg:y2="7.498cm">
          <text:p/>
        </draw:line>
        <draw:frame draw:style-name="gr4" draw:text-style-name="P4" draw:layer="layout" svg:width="1cm" svg:height="1.203cm" svg:x="11.001cm" svg:y="1.499cm">
          <draw:text-box>
            <text:p/>
          </draw:text-box>
        </draw:frame>
        <draw:frame draw:style-name="gr5" draw:text-style-name="P5" draw:layer="layout" svg:width="1.069cm" svg:height="1.427cm" svg:x="10.932cm" svg:y="1.274cm">
          <draw:text-box>
            <text:p><text:span text:style-name="T2">G1</text:span></text:p>
          </draw:text-box>
        </draw:frame>
        <draw:frame draw:style-name="gr5" draw:text-style-name="P5" draw:layer="layout" svg:width="1.069cm" svg:height="1.427cm" svg:x="12.333cm" svg:y="1.274cm">
          <draw:text-box>
            <text:p><text:span text:style-name="T2">G2</text:span></text:p>
          </draw:text-box>
        </draw:frame>
        <draw:frame draw:style-name="gr5" draw:text-style-name="P5" draw:layer="layout" svg:width="1.069cm" svg:height="1.427cm" svg:x="13.734cm" svg:y="1.274cm">
          <draw:text-box>
            <text:p><text:span text:style-name="T2">G3</text:span></text:p>
          </draw:text-box>
        </draw:frame>
        <draw:frame draw:style-name="gr5" draw:text-style-name="P5" draw:layer="layout" svg:width="1.069cm" svg:height="1.427cm" svg:x="15.134cm" svg:y="1.274cm">
          <draw:text-box>
            <text:p><text:span text:style-name="T2">G4</text:span></text:p>
          </draw:text-box>
        </draw:frame>
        <draw:frame draw:style-name="gr5" draw:text-style-name="P5" draw:layer="layout" svg:width="1.069cm" svg:height="1.427cm" svg:x="16.534cm" svg:y="1.274cm">
          <draw:text-box>
            <text:p><text:span text:style-name="T2">G5</text:span></text:p>
          </draw:text-box>
        </draw:frame>
        <draw:frame draw:style-name="gr3" draw:text-style-name="P3" draw:layer="layout" svg:width="0.498cm" svg:height="0.645cm" draw:transform="rotate (-1.5707963267949) translate (11.802cm 8.692cm)">
          <draw:text-box>
            <text:p><text:span text:style-name="T1">A</text:span></text:p>
          </draw:text-box>
        </draw:frame>
        <draw:frame draw:style-name="gr3" draw:text-style-name="P3" draw:layer="layout" svg:width="0.498cm" svg:height="0.645cm" draw:transform="rotate (-1.5707963267949) translate (13.223cm 2.829cm)">
          <draw:text-box>
            <text:p><text:span text:style-name="T1">G</text:span></text:p>
          </draw:text-box>
        </draw:frame>
        <draw:frame draw:style-name="gr3" draw:text-style-name="P3" draw:layer="layout" svg:width="0.498cm" svg:height="0.645cm" draw:transform="rotate (-1.5707963267949) translate (13.224cm 5.129cm)">
          <draw:text-box>
            <text:p><text:span text:style-name="T1">C</text:span></text:p>
          </draw:text-box>
        </draw:frame>
        <draw:frame draw:style-name="gr3" draw:text-style-name="P3" draw:layer="layout" svg:width="0.498cm" svg:height="0.645cm" draw:transform="rotate (-1.5707963267949) translate (13.208cm 7.192cm)">
          <draw:text-box>
            <text:p><text:span text:style-name="T1">T</text:span></text:p>
          </draw:text-box>
        </draw:frame>
        <draw:frame draw:style-name="gr3" draw:text-style-name="P3" draw:layer="layout" svg:width="0.498cm" svg:height="0.645cm" draw:transform="rotate (-1.5707963267949) translate (14.608cm 6.692cm)">
          <draw:text-box>
            <text:p><text:span text:style-name="T1">T</text:span></text:p>
          </draw:text-box>
        </draw:frame>
        <draw:frame draw:style-name="gr3" draw:text-style-name="P3" draw:layer="layout" svg:width="0.498cm" svg:height="0.645cm" draw:transform="rotate (-1.5707963267949) translate (14.608cm 8.65cm)">
          <draw:text-box>
            <text:p><text:span text:style-name="T1">T</text:span></text:p>
          </draw:text-box>
        </draw:frame>
        <draw:frame draw:style-name="gr3" draw:text-style-name="P3" draw:layer="layout" svg:width="0.498cm" svg:height="0.645cm" draw:transform="rotate (-1.5707963267949) translate (14.625cm 3.629cm)">
          <draw:text-box>
            <text:p><text:span text:style-name="T1">C</text:span></text:p>
          </draw:text-box>
        </draw:frame>
        <draw:frame draw:style-name="gr3" draw:text-style-name="P3" draw:layer="layout" svg:width="0.498cm" svg:height="0.645cm" draw:transform="rotate (-1.5707963267949) translate (16.002cm 3.613cm)">
          <draw:text-box>
            <text:p><text:span text:style-name="T1">A</text:span></text:p>
          </draw:text-box>
        </draw:frame>
        <draw:frame draw:style-name="gr3" draw:text-style-name="P3" draw:layer="layout" svg:width="0.498cm" svg:height="0.645cm" draw:transform="rotate (-1.5707963267949) translate (17.423cm 6.634cm)">
          <draw:text-box>
            <text:p><text:span text:style-name="T1">A</text:span></text:p>
          </draw:text-box>
        </draw:frame>
        <draw:frame draw:style-name="gr3" draw:text-style-name="P3" draw:layer="layout" svg:width="0.498cm" svg:height="0.645cm" draw:transform="rotate (-1.5707963267949) translate (16.002cm 7.655cm)">
          <draw:text-box>
            <text:p><text:span text:style-name="T1">A</text:span></text:p>
          </draw:text-box>
        </draw:frame>
        <draw:custom-shape draw:style-name="gr10" draw:text-style-name="P1" draw:layer="layout" svg:width="0.4cm" svg:height="5.499cm" svg:x="26.302cm" svg:y="2.0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draw:layer="layout" svg:width="0.4cm" svg:height="5.499cm" svg:x="24.902cm" svg:y="2.0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draw:layer="layout" svg:width="0.4cm" svg:height="5.499cm" svg:x="23.502cm" svg:y="2.0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draw:layer="layout" svg:width="0.4cm" svg:height="5.499cm" svg:x="22.102cm" svg:y="2.0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draw:layer="layout" svg:width="0.4cm" svg:height="5.499cm" svg:x="20.702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7" draw:text-style-name="P2" draw:layer="layout" svg:x1="21.102cm" svg:y1="3.501cm" svg:x2="22.051cm" svg:y2="5.502cm">
          <text:p/>
        </draw:line>
        <draw:line draw:style-name="gr7" draw:text-style-name="P2" draw:layer="layout" svg:x1="21.102cm" svg:y1="3.501cm" svg:x2="23.452cm" svg:y2="4.001cm">
          <text:p/>
        </draw:line>
        <draw:line draw:style-name="gr7" draw:text-style-name="P2" draw:layer="layout" svg:x1="24.85cm" svg:y1="4cm" svg:x2="23.902cm" svg:y2="4cm">
          <text:p/>
        </draw:line>
        <draw:line draw:style-name="gr7" draw:text-style-name="P2" draw:layer="layout" svg:x1="26.25cm" svg:y1="7.001cm" svg:x2="22.54cm" svg:y2="5.501cm">
          <text:p/>
        </draw:line>
        <draw:frame draw:style-name="gr3" draw:text-style-name="P3" draw:layer="layout" svg:width="0.498cm" svg:height="0.645cm" draw:transform="rotate (-1.5707963267949) translate (21.202cm 3.193cm)">
          <draw:text-box>
            <text:p><text:span text:style-name="T1">A</text:span></text:p>
          </draw:text-box>
        </draw:frame>
        <draw:line draw:style-name="gr8" draw:text-style-name="P2" draw:layer="layout" svg:x1="21.102cm" svg:y1="5.498cm" svg:x2="22.057cm" svg:y2="3.328cm">
          <text:p/>
        </draw:line>
        <draw:frame draw:style-name="gr3" draw:text-style-name="P3" draw:layer="layout" svg:width="0.498cm" svg:height="0.645cm" draw:transform="rotate (-1.5707963267949) translate (21.208cm 5.193cm)">
          <draw:text-box>
            <text:p><text:span text:style-name="T1">T</text:span></text:p>
          </draw:text-box>
        </draw:frame>
        <draw:frame draw:style-name="gr4" draw:text-style-name="P4" draw:layer="layout" svg:width="1cm" svg:height="1.203cm" svg:x="20.402cm" svg:y="1.5cm">
          <draw:text-box>
            <text:p/>
          </draw:text-box>
        </draw:frame>
        <draw:frame draw:style-name="gr5" draw:text-style-name="P5" draw:layer="layout" svg:width="1.069cm" svg:height="1.427cm" svg:x="20.333cm" svg:y="1.275cm">
          <draw:text-box>
            <text:p><text:span text:style-name="T2">G1</text:span></text:p>
          </draw:text-box>
        </draw:frame>
        <draw:frame draw:style-name="gr5" draw:text-style-name="P5" draw:layer="layout" svg:width="1.069cm" svg:height="1.427cm" svg:x="21.734cm" svg:y="1.275cm">
          <draw:text-box>
            <text:p><text:span text:style-name="T2">G2</text:span></text:p>
          </draw:text-box>
        </draw:frame>
        <draw:frame draw:style-name="gr5" draw:text-style-name="P5" draw:layer="layout" svg:width="1.069cm" svg:height="1.427cm" svg:x="23.135cm" svg:y="1.275cm">
          <draw:text-box>
            <text:p><text:span text:style-name="T2">G3</text:span></text:p>
          </draw:text-box>
        </draw:frame>
        <draw:frame draw:style-name="gr5" draw:text-style-name="P5" draw:layer="layout" svg:width="1.069cm" svg:height="1.427cm" svg:x="24.535cm" svg:y="1.275cm">
          <draw:text-box>
            <text:p><text:span text:style-name="T2">G4</text:span></text:p>
          </draw:text-box>
        </draw:frame>
        <draw:frame draw:style-name="gr5" draw:text-style-name="P5" draw:layer="layout" svg:width="1.069cm" svg:height="1.427cm" svg:x="25.935cm" svg:y="1.275cm">
          <draw:text-box>
            <text:p><text:span text:style-name="T2">G5</text:span></text:p>
          </draw:text-box>
        </draw:frame>
        <draw:frame draw:style-name="gr3" draw:text-style-name="P3" draw:layer="layout" svg:width="0.498cm" svg:height="0.645cm" draw:transform="rotate (-1.5707963267949) translate (22.624cm 2.83cm)">
          <draw:text-box>
            <text:p><text:span text:style-name="T1">G</text:span></text:p>
          </draw:text-box>
        </draw:frame>
        <draw:frame draw:style-name="gr3" draw:text-style-name="P3" draw:layer="layout" svg:width="0.498cm" svg:height="0.645cm" draw:transform="rotate (-1.5707963267949) translate (22.625cm 5.13cm)">
          <draw:text-box>
            <text:p><text:span text:style-name="T1">C</text:span></text:p>
          </draw:text-box>
        </draw:frame>
        <draw:frame draw:style-name="gr3" draw:text-style-name="P3" draw:layer="layout" svg:width="0.498cm" svg:height="0.645cm" draw:transform="rotate (-1.5707963267949) translate (24.026cm 3.63cm)">
          <draw:text-box>
            <text:p><text:span text:style-name="T1">C</text:span></text:p>
          </draw:text-box>
        </draw:frame>
        <draw:frame draw:style-name="gr3" draw:text-style-name="P3" draw:layer="layout" svg:width="0.498cm" svg:height="0.645cm" draw:transform="rotate (-1.5707963267949) translate (25.403cm 3.614cm)">
          <draw:text-box>
            <text:p><text:span text:style-name="T1">A</text:span></text:p>
          </draw:text-box>
        </draw:frame>
        <draw:frame draw:style-name="gr3" draw:text-style-name="P3" draw:layer="layout" svg:width="0.498cm" svg:height="0.645cm" draw:transform="rotate (-1.5707963267949) translate (26.824cm 6.635cm)">
          <draw:text-box>
            <text:p><text:span text:style-name="T1">A</text:span></text:p>
          </draw:text-box>
        </draw:frame>
        <draw:frame draw:style-name="gr11" draw:text-style-name="P6" draw:layer="layout" svg:width="6.5cm" svg:height="2.046cm" svg:x="20.5cm" svg:y="7.772cm">
          <draw:text-box>
            <text:p><text:span text:style-name="T4">PgV 1 = A (G1, G4, G5) → C (G2, G3)</text:span></text:p>
            <text:p><text:span text:style-name="T4">PgV 2 = T (G1) → G (G2)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754" svg:d="M566 0l-566 754 114-85 136-68 148-46 161-17 161 13 153 46 140 68 118 89z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77cm" fo:margin-bottom="0cm" fo:text-indent="0cm"/>
      <style:text-properties fo:font-size="19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07cm" fo:margin-bottom="0cm" fo:text-indent="0cm"/>
      <style:text-properties fo:font-size="1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38cm" fo:margin-bottom="0cm" fo:text-indent="0cm"/>
      <style:text-properties fo:font-size="13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534cm" svg:x="1cm" svg:y="4.505cm"/>
      <draw:page-thumbnail draw:layer="backgroundobjects" svg:width="8.999cm" svg:height="3.534cm" svg:x="1cm" svg:y="13.081cm"/>
      <draw:page-thumbnail draw:layer="backgroundobjects" svg:width="8.999cm" svg:height="3.534cm" svg:x="1cm" svg:y="21.657cm"/>
      <draw:page-thumbnail draw:layer="backgroundobjects" svg:width="8.999cm" svg:height="3.534cm" svg:x="11cm" svg:y="4.505cm"/>
      <draw:page-thumbnail draw:layer="backgroundobjects" svg:width="8.999cm" svg:height="3.534cm" svg:x="11cm" svg:y="13.081cm"/>
      <draw:page-thumbnail draw:layer="backgroundobjects" svg:width="8.999cm" svg:height="3.534cm" svg:x="11cm" svg:y="21.657cm"/>
    </style:handout-master>
    <style:master-page style:name="Default" style:page-layout-name="PM1" draw:style-name="Mdp1">
      <draw:frame presentation:style-name="Default-title" draw:layer="backgroundobjects" svg:width="25.199cm" svg:height="1.836cm" svg:x="1.4cm" svg:y="0.437cm" presentation:class="title" presentation:placeholder="true">
        <draw:text-box/>
      </draw:frame>
      <draw:frame presentation:style-name="Default-outline1" draw:layer="backgroundobjects" svg:width="25.199cm" svg:height="6.379cm" svg:x="1.4cm" svg:y="2.572cm" presentation:class="outline" presentation:placeholder="true">
        <draw:text-box/>
      </draw:frame>
      <draw:frame presentation:style-name="Mpr1" draw:text-style-name="MP2" draw:layer="backgroundobjects" svg:width="6.523cm" svg:height="0.758cm" svg:x="1.4cm" svg:y="10.01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758cm" svg:x="9.576cm" svg:y="10.01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0.758cm" svg:x="20.076cm" svg:y="10.01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02T23:56:50.585809237</meta:creation-date>
    <dc:date>2020-11-06T21:45:15.135452207</dc:date>
    <meta:editing-duration>PT17M11S</meta:editing-duration>
    <meta:editing-cycles>7</meta:editing-cycles>
    <meta:generator>LibreOffice/7.0.2.2$Linux_X86_64 LibreOffice_project/3a01483fc371ab18cfca4bab0d636937da5eaf70</meta:generator>
    <meta:document-statistic meta:object-count="116"/>
  </office:meta>
</office:document-meta>
</file>